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d35ec" officeooo:paragraph-rsid="001d35ec"/>
    </style:style>
    <style:style style:name="P2" style:family="paragraph" style:parent-style-name="Standard" style:list-style-name="L1">
      <style:text-properties officeooo:rsid="001d35ec" officeooo:paragraph-rsid="001d35ec"/>
    </style:style>
    <style:style style:name="T1" style:family="text">
      <style:text-properties officeooo:rsid="001e6a0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sts</text:p>
      <text:p text:style-name="P1"/>
      <text:list text:style-name="L1">
        <text:list-item>
          <text:p text:style-name="P2"><text:span text:style-name="T3">get</text:span> get_my_posts | <text:line-break/>pede: query - id_newsletter: int | <text:line-break/>retorna: [{id: int, id_newsletter: int, scheduling_date: Sat Nov 25 2023 15:24:00 GMT-0300 (Horário Padrão de Brasília), send_date: DateTime, sent: bool, subject: String, style: String, html: String}]<text:line-break/><text:line-break/><text:span text:style-name="T1">O usuário só pode pegar os posts de uma newsletter no qual ele possua, caso contrário, retornará um erro</text:span>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5T17:38:53.807000000</meta:creation-date>
    <dc:date>2023-11-25T18:30:00.302000000</dc:date>
    <meta:editing-duration>PT51M14S</meta:editing-duration>
    <meta:editing-cycles>2</meta:editing-cycles>
    <meta:generator>LibreOffice/7.5.5.2$Windows_X86_64 LibreOffice_project/ca8fe7424262805f223b9a2334bc7181abbcbf5e</meta:generator>
    <meta:document-statistic meta:table-count="0" meta:image-count="0" meta:object-count="0" meta:page-count="1" meta:paragraph-count="3" meta:word-count="57" meta:character-count="369" meta:non-whitespace-character-count="313"/>
  </office:meta>
</office:document-meta>
</file>